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29838" officeooo:paragraph-rsid="0052983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52259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79bde" officeooo:paragraph-rsid="00479bd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a346" officeooo:paragraph-rsid="0047a34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1a14" officeooo:paragraph-rsid="0029ce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1a14" officeooo:paragraph-rsid="004d424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479bde"/>
    </style:style>
    <style:style style:name="P9" style:family="paragraph" style:parent-style-name="Standard">
      <style:paragraph-properties fo:text-align="start" style:justify-single-word="false"/>
      <style:text-properties officeooo:paragraph-rsid="0019eb27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491baa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6140c3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5f8c4f" officeooo:paragraph-rsid="005f8c4f" style:font-size-asian="12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5f8c4f" officeooo:paragraph-rsid="006140c3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6140c3" officeooo:paragraph-rsid="006140c3" style:font-size-asian="12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5f8c4f"/>
    </style:style>
    <style:style style:name="P16" style:family="paragraph" style:parent-style-name="Standard" style:list-style-name="L5">
      <style:paragraph-properties fo:text-align="start" style:justify-single-word="false"/>
      <style:text-properties officeooo:paragraph-rsid="006289f5"/>
    </style:style>
    <style:style style:name="P17" style:family="paragraph" style:parent-style-name="Standard" style:list-style-name="L5">
      <style:paragraph-properties fo:text-align="start" style:justify-single-word="false"/>
      <style:text-properties officeooo:paragraph-rsid="00522596"/>
    </style:style>
    <style:style style:name="P18" style:family="paragraph" style:parent-style-name="Standard" style:list-style-name="L7">
      <style:paragraph-properties fo:text-align="start" style:justify-single-word="false"/>
      <style:text-properties officeooo:paragraph-rsid="006289f5"/>
    </style:style>
    <style:style style:name="P19" style:family="paragraph" style:parent-style-name="Standard" style:list-style-name="L7">
      <style:paragraph-properties fo:text-align="start" style:justify-single-word="false"/>
      <style:text-properties officeooo:paragraph-rsid="004ee3f1"/>
    </style:style>
    <style:style style:name="P20" style:family="paragraph" style:parent-style-name="Standard" style:list-style-name="L3">
      <style:paragraph-properties fo:text-align="start" style:justify-single-word="false"/>
      <style:text-properties fo:color="#c9211e" loext:opacity="100%" style:text-line-through-style="none" style:text-line-through-type="none" style:font-name="DejaVu Sans Condensed" fo:font-size="12pt" fo:font-weight="bold" officeooo:rsid="006289f5" officeooo:paragraph-rsid="006289f5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use-window-font-color="true" loext:opacity="0%" style:text-line-through-style="none" style:text-line-through-type="none" style:font-name="DejaVu Sans Condensed" fo:font-size="12pt" fo:font-weight="normal" officeooo:rsid="006289f5" officeooo:paragraph-rsid="006289f5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40c3" officeooo:paragraph-rsid="006140c3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40c3" officeooo:paragraph-rsid="006289f5" style:font-size-asian="12pt" style:font-weight-asian="normal" style:font-size-complex="12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40c3" officeooo:paragraph-rsid="006289f5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89f5" officeooo:paragraph-rsid="006289f5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89f5" officeooo:paragraph-rsid="006289f5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89f5" officeooo:paragraph-rsid="006289f5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89f5" officeooo:paragraph-rsid="006289f5" style:font-size-asian="12pt" style:font-weight-asian="normal" style:font-size-complex="12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69bb6" officeooo:paragraph-rsid="00669bb6" style:font-size-asian="12pt" style:font-weight-asian="normal" style:font-size-complex="12pt" style:font-weight-complex="normal"/>
    </style:style>
    <style:style style:name="P30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43cdb" officeooo:paragraph-rsid="00643cdb" style:font-size-asian="12pt" style:font-weight-asian="normal" style:font-size-complex="12pt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officeooo:rsid="00643cdb" officeooo:paragraph-rsid="00643cdb" style:font-size-asian="12pt" style:font-size-complex="12pt"/>
    </style:style>
    <style:style style:name="P32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ba553" officeooo:paragraph-rsid="006140c3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22596" style:font-weight-asian="bold" style:font-weight-complex="bold"/>
    </style:style>
    <style:style style:name="T3" style:family="text">
      <style:text-properties fo:font-weight="bold" officeooo:rsid="004d554b" style:font-weight-asian="bold" style:font-weight-complex="bold"/>
    </style:style>
    <style:style style:name="T4" style:family="text">
      <style:text-properties fo:font-weight="bold" officeooo:rsid="005a075e" style:font-weight-asian="bold" style:font-weight-complex="bold"/>
    </style:style>
    <style:style style:name="T5" style:family="text">
      <style:text-properties fo:font-weight="bold" officeooo:rsid="006140c3" style:font-weight-asian="bold" style:font-weight-complex="bold"/>
    </style:style>
    <style:style style:name="T6" style:family="text">
      <style:text-properties style:text-line-through-style="none" style:text-line-through-type="none" fo:font-weight="bold" style:font-weight-asian="bold" style:font-weight-complex="bold"/>
    </style:style>
    <style:style style:name="T7" style:family="text">
      <style:text-properties style:text-line-through-style="none" style:text-line-through-type="none" fo:font-weight="bold" officeooo:rsid="00491baa" style:font-weight-asian="bold" style:font-weight-complex="bold"/>
    </style:style>
    <style:style style:name="T8" style:family="text">
      <style:text-properties style:text-line-through-style="none" style:text-line-through-type="none" fo:font-weight="bold" officeooo:rsid="00529838" style:font-weight-asian="bold" style:font-weight-complex="bold"/>
    </style:style>
    <style:style style:name="T9" style:family="text">
      <style:text-properties style:text-line-through-style="none" style:text-line-through-type="none" fo:font-weight="bold" officeooo:rsid="005f8c4f" style:font-weight-asian="bold" style:font-weight-complex="bold"/>
    </style:style>
    <style:style style:name="T10" style:family="text">
      <style:text-properties style:text-line-through-style="none" style:text-line-through-type="none" fo:font-weight="bold" officeooo:rsid="006140c3" style:font-weight-asian="bold" style:font-weight-complex="bold"/>
    </style:style>
    <style:style style:name="T11" style:family="text">
      <style:text-properties style:text-line-through-style="none" style:text-line-through-type="none" fo:font-weight="normal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0491baa" style:font-weight-asian="normal" style:font-weight-complex="normal"/>
    </style:style>
    <style:style style:name="T13" style:family="text">
      <style:text-properties style:text-line-through-style="none" style:text-line-through-type="none" fo:font-weight="normal" officeooo:rsid="006140c3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529838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4d554b" style:font-weight-asian="normal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553949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6140c3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4ee3f1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479bde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4ba553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643cdb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522596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669bb6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548afa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57f1b7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57e915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66c0c0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6140c3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5f8c4f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weight="normal" officeooo:rsid="006289f5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weight="normal" officeooo:rsid="004ba553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weight="normal" officeooo:rsid="00643cdb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normal" officeooo:rsid="0064f71e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weight="normal" officeooo:rsid="004ee3f1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weight="normal" officeooo:rsid="00522596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" fo:font-size="12pt" fo:font-weight="normal" officeooo:rsid="005d4143" style:font-size-asian="12pt" style:font-weight-asian="normal" style:font-size-complex="12pt" style:font-weight-complex="normal"/>
    </style:style>
    <style:style style:name="T43" style:family="text">
      <style:text-properties officeooo:rsid="004d554b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4ba553" style:font-weight-asian="normal" style:font-weight-complex="normal"/>
    </style:style>
    <style:style style:name="T46" style:family="text">
      <style:text-properties fo:font-weight="normal" officeooo:rsid="004e547e" style:font-weight-asian="normal" style:font-weight-complex="normal"/>
    </style:style>
    <style:style style:name="T47" style:family="text">
      <style:text-properties fo:font-weight="normal" officeooo:rsid="004ee3f1" style:font-weight-asian="normal" style:font-weight-complex="normal"/>
    </style:style>
    <style:style style:name="T48" style:family="text">
      <style:text-properties fo:font-weight="normal" officeooo:rsid="005c00e0" style:font-weight-asian="normal" style:font-weight-complex="normal"/>
    </style:style>
    <style:style style:name="T49" style:family="text">
      <style:text-properties fo:font-weight="normal" officeooo:rsid="00522596" style:font-weight-asian="normal" style:font-weight-complex="normal"/>
    </style:style>
    <style:style style:name="T50" style:family="text">
      <style:text-properties style:text-line-through-style="solid" style:text-line-through-type="single" style:font-name="DejaVu Sans Condensed" fo:font-size="12pt" fo:font-weight="bold" officeooo:rsid="00553949" style:font-size-asian="12pt" style:font-weight-asian="bold" style:font-size-complex="12pt" style:font-weight-complex="bold"/>
    </style:style>
    <style:style style:name="T51" style:family="text">
      <style:text-properties style:text-line-through-style="solid" style:text-line-through-type="single" style:font-name="DejaVu Sans Condensed" fo:font-size="12pt" fo:font-weight="bold" officeooo:rsid="00479bde" style:font-size-asian="12pt" style:font-weight-asian="bold" style:font-size-complex="12pt" style:font-weight-complex="bold"/>
    </style:style>
    <style:style style:name="T52" style:family="text">
      <style:text-properties style:text-line-through-style="solid" style:text-line-through-type="single" style:font-name="DejaVu Sans Condensed" fo:font-size="12pt" fo:font-weight="bold" officeooo:rsid="00548afa" style:font-size-asian="12pt" style:font-weight-asian="bold" style:font-size-complex="12pt" style:font-weight-complex="bold"/>
    </style:style>
    <style:style style:name="T53" style:family="text">
      <style:text-properties style:text-line-through-style="solid" style:text-line-through-type="single" style:font-name="DejaVu Sans Condensed" fo:font-size="12pt" fo:font-weight="bold" officeooo:rsid="0057f1b7" style:font-size-asian="12pt" style:font-weight-asian="bold" style:font-size-complex="12pt" style:font-weight-complex="bold"/>
    </style:style>
    <style:style style:name="T54" style:family="text">
      <style:text-properties style:text-line-through-style="solid" style:text-line-through-type="single" style:font-name="DejaVu Sans Condensed" fo:font-size="12pt" fo:font-weight="bold" officeooo:rsid="006140c3" style:font-size-asian="12pt" style:font-weight-asian="bold" style:font-size-complex="12pt" style:font-weight-complex="bold"/>
    </style:style>
    <style:style style:name="T55" style:family="text">
      <style:text-properties style:text-line-through-style="solid" style:text-line-through-type="single" style:font-name="DejaVu Sans Condensed" fo:font-size="12pt" fo:font-weight="bold" officeooo:rsid="0057e915" style:font-size-asian="12pt" style:font-weight-asian="bold" style:font-size-complex="12pt" style:font-weight-complex="bold"/>
    </style:style>
    <style:style style:name="T56" style:family="text">
      <style:text-properties style:text-line-through-style="solid" style:text-line-through-type="single" style:font-name="DejaVu Sans Condensed" fo:font-size="12pt" fo:font-weight="bold" officeooo:rsid="00522596" style:font-size-asian="12pt" style:font-weight-asian="bold" style:font-size-complex="12pt" style:font-weight-complex="bold"/>
    </style:style>
    <style:style style:name="T57" style:family="text">
      <style:text-properties style:text-line-through-style="solid" style:text-line-through-type="single" style:font-name="DejaVu Sans Condensed" fo:font-size="12pt" fo:font-weight="normal" officeooo:rsid="00522596" style:font-size-asian="12pt" style:font-weight-asian="normal" style:font-size-complex="12pt" style:font-weight-complex="normal"/>
    </style:style>
    <style:style style:name="T58" style:family="text">
      <style:text-properties officeooo:rsid="006289f5"/>
    </style:style>
    <style:style style:name="T59" style:family="text">
      <style:text-properties officeooo:rsid="0064f71e"/>
    </style:style>
    <style:style style:name="T60" style:family="text">
      <style:text-properties officeooo:rsid="0066c0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8">5</text:span><text:span text:style-name="T19">0</text:span><text:span text:style-name="T18">1</text:span><text:span text:style-name="T20">a</text:span><text:span text:style-name="T21"> - </text:span><text:span text:style-name="T22">A/G</text:span><text:span text:style-name="T23"> - </text:span><text:span text:style-name="T24">Gun</text:span><text:span text:style-name="T17"> pods</text:span><text:span text:style-name="T24">, </text:span><text:span text:style-name="T27">Rockets</text:span><text:span text:style-name="T25">, </text:span><text:span text:style-name="T27">Bombs</text:span></text:p>
      <text:p text:style-name="P1"/>
      <text:p text:style-name="P2">Fence In</text:p>
      <text:list xml:id="list2560774403" text:style-name="L1">
        <text:list-item>
          <text:p text:style-name="P10"><text:span text:style-name="T12">On </text:span><text:span text:style-name="T9">gunsight base</text:span><text:span text:style-name="T12">:</text:span></text:p>
          <text:list>
            <text:list-item>
              <text:p text:style-name="P10"><text:span text:style-name="T7">P</text:span><text:span text:style-name="T9">WR</text:span><text:span text:style-name="T12"> switch ... </text:span><text:span text:style-name="T9">L1</text:span><text:span text:style-name="T13"> (L1 is primary lamp bulb, L2 is backup bulb)</text:span></text:p>
            </text:list-item>
            <text:list-item>
              <text:p text:style-name="P11"><text:span text:style-name="T10">DEPRESSION MILS</text:span><text:span text:style-name="T13"> ... </text:span><text:span text:style-name="T8">0 deg</text:span><text:span text:style-name="T10">??</text:span><text:span text:style-name="T14"> (default) is waterline, otherwise </text:span><text:span text:style-name="T8">a</text:span><text:span text:style-name="T10">s needed</text:span><text:span text:style-name="T15">, see below</text:span></text:p>
            </text:list-item>
          </text:list>
        </text:list-item>
        <text:list-item>
          <text:p text:style-name="P12"><text:span text:style-name="T6">Gunsight mode</text:span><text:span text:style-name="T11"> knob (on throttle handle):</text:span></text:p>
        </text:list-item>
      </text:list>
      <text:list xml:id="list3306139616" text:style-name="L2">
        <text:list-item>
          <text:list>
            <text:list-item>
              <text:p text:style-name="P13"><text:bookmark text:name="page276R_mcid10"/><text:span text:style-name="T6">MODE 1</text:span><text:span text:style-name="T11"> – Air-to-ground firing, without roll control.</text:span></text:p>
            </text:list-item>
            <text:list-item>
              <text:p text:style-name="P13"><text:bookmark text:name="page276R_mcid11"/><text:span text:style-name="T6">MODE 2</text:span><text:span text:style-name="T11"> – Air-to-ground firing, with roll control.</text:span></text:p>
            </text:list-item>
            <text:list-item>
              <text:p text:style-name="P13"><text:span text:style-name="T6">MODE 3</text:span><text:span text:style-name="T11"> – Air-to-air firing, 500 m range.</text:span></text:p>
            </text:list-item>
            <text:list-item>
              <text:p text:style-name="P13"><text:bookmark text:name="page276R_mcid13"/><text:span text:style-name="T6">MODE 4</text:span><text:span text:style-name="T11"> – Air-to-air firing, 300 m range. </text:span></text:p>
            </text:list-item>
            <text:list-item>
              <text:p text:style-name="P15"><text:bookmark text:name="page269R_mcid8"/><text:span text:style-name="T34">According to the manual: "</text:span><text:span text:style-name="T35">The gyro computing sight installed in the MB-339A aircraft automatically sets in the lead angle correction</text:span><text:span text:style-name="T34"> </text:span><text:span text:style-name="T35">and fully corrects for velocity jump, gravity drop, etc., at two range values (300 to 500 m), with attack</text:span><text:span text:style-name="T34"> </text:span><text:span text:style-name="T35">airspeeds between 330 and 350 KTAS, 290 KTAS target speed, 10000 ft flight altitude, 20° angle off and</text:span><text:span text:style-name="T34"> </text:span><text:span text:style-name="T35">pursuit curve flown at 2,5 g (66° bank), aircraft mass of 4090 kg (9000 lb). Residual errors for non-standard</text:span><text:span text:style-name="T34"> </text:span><text:span text:style-name="T35">attack conditions are very small.</text:span><text:span text:style-name="T34">"</text:span></text:p>
            </text:list-item>
          </text:list>
        </text:list-item>
      </text:list>
      <text:list xml:id="list134150026938315" text:continue-list="list2560774403" text:style-name="L1">
        <text:list-item>
          <text:p text:style-name="P14"><text:span text:style-name="T6">MASTER ARMT</text:span><text:span text:style-name="T11"> switch ... </text:span><text:span text:style-name="T6">ON</text:span><text:span text:style-name="T11"> (lower left instrument panel)</text:span></text:p>
        </text:list-item>
      </text:list>
      <text:list xml:id="list3841311802" text:style-name="L3">
        <text:list-item>
          <text:list>
            <text:list-item>
              <text:p text:style-name="P20">IMPORTANT: If MASTER ARMT switch is turned ON with weight-on-wheels (on ground), it will need to be turned OFF and then back ON once airborne.</text:p>
            </text:list-item>
          </text:list>
        </text:list-item>
      </text:list>
      <text:list xml:id="list134151504961106" text:continue-list="list134150026938315" text:style-name="L1">
        <text:list-item>
          <text:p text:style-name="P21">If in rear seat, ensure FIRE switch is ON (default position, red guarded switch on armament control panel) to allow front-seat to fire weapons.</text:p>
        </text:list-item>
      </text:list>
      <text:p text:style-name="P5"/>
      <text:p text:style-name="P8"><text:span text:style-name="T16">Gun</text:span><text:span text:style-name="T17"> pods</text:span><text:span text:style-name="T16"> -- 2x</text:span><text:span text:style-name="T24"> M2 .50 cal MGs</text:span><text:span text:style-name="T30"> (</text:span><text:span text:style-name="T33">350</text:span><text:span text:style-name="T30"> </text:span><text:span text:style-name="T31">rounds</text:span><text:span text:style-name="T30">/gun)</text:span><text:span text:style-name="T24"> or </text:span><text:span text:style-name="T17">2</text:span><text:span text:style-name="T16">x </text:span><text:span text:style-name="T24">DEFA 30 mm cannon</text:span><text:span text:style-name="T32"> (1</text:span><text:span text:style-name="T33">2</text:span><text:span text:style-name="T32">0 </text:span><text:span text:style-name="T31">rounds</text:span><text:span text:style-name="T33">/gun</text:span><text:span text:style-name="T32">)</text:span></text:p>
      <text:list xml:id="list1425036547" text:style-name="L4">
        <text:list-item>
          <text:p text:style-name="P22"><text:span text:style-name="T58">On Store Selection Panel (</text:span>lower left instrument panel)<text:span text:style-name="T58">:</text:span></text:p>
          <text:list>
            <text:list-item>
              <text:p text:style-name="P25">Select gun pod stations (lights show selected stations)</text:p>
            </text:list-item>
          </text:list>
        </text:list-item>
        <text:list-item>
          <text:p text:style-name="P32"><text:span text:style-name="T3">G</text:span><text:span text:style-name="T1">unsight depression</text:span> <text:span text:style-name="T43">...</text:span> <text:span text:style-name="T1">10</text:span><text:span text:style-name="T4"> deg</text:span><text:span text:style-name="T5">??</text:span></text:p>
        </text:list-item>
        <text:list-item>
          <text:p text:style-name="P22">Press <text:span text:style-name="T1">Trigger</text:span> to fire.</text:p>
        </text:list-item>
      </text:list>
      <text:p text:style-name="P6"/>
      <text:p text:style-name="P3">Rockets</text:p>
      <text:list xml:id="list2475787125" text:style-name="L5">
        <text:list-item>
          <text:p text:style-name="P23"><text:span text:style-name="T58">On Store Selection Panel (</text:span>lower left instrument panel)<text:span text:style-name="T58">:</text:span></text:p>
          <text:list>
            <text:list-item>
              <text:p text:style-name="P16"><text:span text:style-name="T36">Select rocket pod stations</text:span><text:span text:style-name="T37"> (</text:span><text:span text:style-name="T36">lights show selected stations</text:span><text:span text:style-name="T37">)</text:span></text:p>
            </text:list-item>
            <text:list-item>
              <text:p text:style-name="P26">SEQUENCE switch ... RPL or SGL as needed:</text:p>
            </text:list-item>
          </text:list>
        </text:list-item>
      </text:list>
      <text:list xml:id="list382401341" text:style-name="L6">
        <text:list-item>
          <text:list>
            <text:list-item>
              <text:list>
                <text:list-item>
                  <text:p text:style-name="P27">RPL -- Rockets are ripple-fired continuously from all selected stations<text:span text:style-name="T59"> (currently fires all rockets with a single press of the pickle, even if you let go of the button, it keeps firing)</text:span></text:p>
                  <text:list>
                    <text:list-item>
                      <text:p text:style-name="P29">Salvo timing is set in the Mission Editor.</text:p>
                    </text:list-item>
                  </text:list>
                </text:list-item>
                <text:list-item>
                  <text:p text:style-name="P27">SGL -- Rockets are fired singly, one per pickle-press from each selected station</text:p>
                </text:list-item>
              </text:list>
            </text:list-item>
          </text:list>
        </text:list-item>
      </text:list>
      <text:list xml:id="list134150869887373" text:continue-list="list2475787125" text:style-name="L5">
        <text:list-item>
          <text:p text:style-name="P17"><text:span text:style-name="T37">Set </text:span><text:span text:style-name="T26">gunsight depression</text:span><text:span text:style-name="T40"> (see tables on next page)</text:span><text:span text:style-name="T41">; </text:span><text:span text:style-name="T28">3</text:span><text:span text:style-name="T29">5</text:span><text:span text:style-name="T28"> deg</text:span><text:span text:style-name="T41"> is a good default for </text:span><text:span text:style-name="T42">steep dives or </text:span><text:span text:style-name="T41">close range attacks (rocket motor still burning) </text:span><text:span text:style-name="T57">(</text:span><text:span text:style-name="T56">Middle Finger Hat up/down</text:span><text:span text:style-name="T57"> for tens, </text:span><text:span text:style-name="T56">left/right</text:span><text:span text:style-name="T57"> for units)</text:span></text:p>
        </text:list-item>
        <text:list-item>
          <text:p text:style-name="P17"><text:span text:style-name="T39">Press </text:span><text:span text:style-name="T26">Red Button</text:span><text:span text:style-name="T39"> to fire.</text:span></text:p>
        </text:list-item>
      </text:list>
      <text:p text:style-name="P6"/>
      <text:p text:style-name="P4">Bombs</text:p>
      <text:list xml:id="list381436876" text:style-name="L7">
        <text:list-item>
          <text:p text:style-name="P24"><text:span text:style-name="T58">On Store Selection Panel (</text:span>lower left instrument panel)<text:span text:style-name="T58">:</text:span></text:p>
          <text:list>
            <text:list-item>
              <text:p text:style-name="P18"><text:span text:style-name="T36">Select bomb stations</text:span><text:span text:style-name="T37"> (</text:span><text:span text:style-name="T36">lights show selected stations</text:span><text:span text:style-name="T37">)</text:span></text:p>
            </text:list-item>
            <text:list-item>
              <text:p text:style-name="P28">BOMB FUZE switch ... NOSE/TAIL or TAIL as needed</text:p>
            </text:list-item>
            <text:list-item>
              <text:p text:style-name="P31"><text:span text:style-name="T46">S</text:span><text:span text:style-name="T44">EQUENCE switch does nothing??</text:span></text:p>
            </text:list-item>
            <text:list-item>
              <text:p text:style-name="P30">No ripple interval settings??</text:p>
            </text:list-item>
          </text:list>
        </text:list-item>
        <text:list-item>
          <text:p text:style-name="P31"><text:span text:style-name="T45">Set gunsight depression</text:span><text:span text:style-name="T47"> (see tables on next page)</text:span><text:span text:style-name="T48"> </text:span><text:span text:style-name="T49">(</text:span><text:span text:style-name="T2">Middle Finger Hat up/down</text:span><text:span text:style-name="T49"> for tens, </text:span><text:span text:style-name="T2">left/right</text:span><text:span text:style-name="T49"> for units)</text:span></text:p>
        </text:list-item>
        <text:list-item>
          <text:p text:style-name="P19"><text:span text:style-name="T38">Pickle</text:span><text:span text:style-name="T37"> with </text:span><text:span text:style-name="T26">Red Button</text:span><text:span text:style-name="T37">.</text:span>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11-03T13:41:49.510000000</dc:date>
    <meta:editing-duration>PT12H59M14S</meta:editing-duration>
    <meta:editing-cycles>6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6" meta:word-count="457" meta:character-count="2604" meta:non-whitespace-character-count="2209"/>
  </office:meta>
</office:document-meta>
</file>